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ggregato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Aggregator.onTimeout( String processCorrelationId , String correlationId , Timer tim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Aggregator.processA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ClosedAggregatesStoreFactory( StoreFactory closedAggregates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Synchronous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ggregator.closeAggregation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process(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Aggregator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ReportTimeout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processProvider( MessageExchange exchan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bstractAggregator.isAggregationClosed( String correlat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ggregator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ReportErrors( boolean report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RescheduleTime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timerExpired(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RescheduleTimeouts( boolean rescheduleTimeou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ndAggregate( String processCorrelationId , String correlationId , Object aggregation , boolean timeout , boolean syn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ggregator.process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isReportClosedAggregates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ReportTimeoutAsErrors( boolean reportTimeoutAs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ReportClosedAggregatesAsErrors( boolean reportClosedAggregatesAs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getClosedAggregates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ggregator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